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491" officeooo:paragraph-rsid="00119491"/>
    </style:style>
    <style:style style:name="P2" style:family="paragraph" style:parent-style-name="Standard">
      <style:text-properties officeooo:rsid="0011d88a" officeooo:paragraph-rsid="0011d88a"/>
    </style:style>
    <style:style style:name="P3" style:family="paragraph" style:parent-style-name="Standard">
      <style:text-properties officeooo:rsid="001248d7" officeooo:paragraph-rsid="001248d7"/>
    </style:style>
    <style:style style:name="P4" style:family="paragraph" style:parent-style-name="Standard">
      <style:text-properties officeooo:rsid="0013192d" officeooo:paragraph-rsid="0013192d"/>
    </style:style>
    <style:style style:name="P5" style:family="paragraph" style:parent-style-name="Standard">
      <style:text-properties officeooo:rsid="00142137" officeooo:paragraph-rsid="00142137"/>
    </style:style>
    <style:style style:name="P6" style:family="paragraph" style:parent-style-name="Standard">
      <style:text-properties officeooo:rsid="0014541f" officeooo:paragraph-rsid="0014541f"/>
    </style:style>
    <style:style style:name="P7" style:family="paragraph" style:parent-style-name="Standard">
      <style:text-properties officeooo:rsid="0015a448" officeooo:paragraph-rsid="0015a448"/>
    </style:style>
    <style:style style:name="P8" style:family="paragraph" style:parent-style-name="Standard">
      <style:text-properties officeooo:rsid="0015a448" officeooo:paragraph-rsid="00179b29"/>
    </style:style>
    <style:style style:name="P9" style:family="paragraph" style:parent-style-name="Standard">
      <style:text-properties officeooo:rsid="0015a448" officeooo:paragraph-rsid="0017ec03"/>
    </style:style>
    <style:style style:name="P10" style:family="paragraph" style:parent-style-name="Standard">
      <style:text-properties officeooo:rsid="0015a448" officeooo:paragraph-rsid="0019cffa"/>
    </style:style>
    <style:style style:name="P11" style:family="paragraph" style:parent-style-name="Standard">
      <style:text-properties officeooo:rsid="0015a448" officeooo:paragraph-rsid="0019f1fd"/>
    </style:style>
    <style:style style:name="P12" style:family="paragraph" style:parent-style-name="Standard">
      <style:text-properties officeooo:rsid="00179b29" officeooo:paragraph-rsid="00179b29"/>
    </style:style>
    <style:style style:name="P13" style:family="paragraph" style:parent-style-name="Standard">
      <style:text-properties officeooo:rsid="00179b29" officeooo:paragraph-rsid="0017ec03"/>
    </style:style>
    <style:style style:name="P14" style:family="paragraph" style:parent-style-name="Standard">
      <style:text-properties officeooo:rsid="00179b29" officeooo:paragraph-rsid="0019f1fd"/>
    </style:style>
    <style:style style:name="P15" style:family="paragraph" style:parent-style-name="Standard">
      <style:text-properties officeooo:rsid="0017ec03" officeooo:paragraph-rsid="0017ec03"/>
    </style:style>
    <style:style style:name="P16" style:family="paragraph" style:parent-style-name="Standard">
      <style:text-properties officeooo:rsid="0017ec03" officeooo:paragraph-rsid="0019cffa"/>
    </style:style>
    <style:style style:name="P17" style:family="paragraph" style:parent-style-name="Standard">
      <style:text-properties officeooo:rsid="0017ec03" officeooo:paragraph-rsid="0019f1fd"/>
    </style:style>
    <style:style style:name="P18" style:family="paragraph" style:parent-style-name="Standard">
      <style:text-properties officeooo:rsid="0019cffa" officeooo:paragraph-rsid="0019cffa"/>
    </style:style>
    <style:style style:name="P19" style:family="paragraph" style:parent-style-name="Standard">
      <style:text-properties officeooo:rsid="0019cffa" officeooo:paragraph-rsid="0019f1fd"/>
    </style:style>
    <style:style style:name="P20" style:family="paragraph" style:parent-style-name="Standard">
      <style:text-properties officeooo:rsid="0019f1fd" officeooo:paragraph-rsid="0019f1fd"/>
    </style:style>
    <style:style style:name="P21" style:family="paragraph" style:parent-style-name="Standard">
      <style:text-properties officeooo:rsid="001b8be1" officeooo:paragraph-rsid="001b8be1"/>
    </style:style>
    <style:style style:name="P22" style:family="paragraph" style:parent-style-name="Standard">
      <style:text-properties officeooo:rsid="001c910a" officeooo:paragraph-rsid="001c910a"/>
    </style:style>
    <style:style style:name="P23" style:family="paragraph" style:parent-style-name="Standard">
      <style:paragraph-properties>
        <style:tab-stops/>
      </style:paragraph-properties>
      <style:text-properties officeooo:rsid="001c910a" officeooo:paragraph-rsid="001c910a"/>
    </style:style>
    <style:style style:name="P2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5a448" officeooo:paragraph-rsid="0017ec0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11d88a"/>
    </style:style>
    <style:style style:name="T3" style:family="text">
      <style:text-properties officeooo:rsid="00179b29"/>
    </style:style>
    <style:style style:name="T4" style:family="text">
      <style:text-properties officeooo:rsid="0017ec03"/>
    </style:style>
    <style:style style:name="T5" style:family="text">
      <style:text-properties officeooo:rsid="0019cffa"/>
    </style:style>
    <style:style style:name="T6" style:family="text">
      <style:text-properties officeooo:rsid="0019f1fd"/>
    </style:style>
    <style:style style:name="T7" style:family="text">
      <style:text-properties officeooo:rsid="001b8be1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officeooo:rsid="001d3a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Треды</text:span> - <text:span text:style-name="T2">потоки</text:span></text:p>
      <text:p text:style-name="P1"/>
      <text:p text:style-name="P2">CPU bounded, IO bounded</text:p>
      <text:p text:style-name="P2"/>
      <text:p text:style-name="P3">компилить с gcc name.c -lphtread</text:p>
      <text:p text:style-name="P3"/>
      <text:p text:style-name="P3">pthread_join() - ждет окончание треда. Вызывающая прога ожидает пока тред не завершится.</text:p>
      <text:p text:style-name="P3">Нужно звать эту функцию только в конце (~когда их работа завершилась)</text:p>
      <text:p text:style-name="P3"/>
      <text:p text:style-name="P4"><text:s/>cat /proc/cpuinfo | grep processor</text:p>
      <text:p text:style-name="P4"/>
      <text:p text:style-name="P5">-lm — линковка мат библеотек </text:p>
      <text:p text:style-name="P5"/>
      <text:p text:style-name="P5"/>
      <text:p text:style-name="P5"/>
      <text:p text:style-name="P5">#include &lt;stdio.h&gt;</text:p>
      <text:p text:style-name="P5">#include &lt;pthread.h&gt;</text:p>
      <text:p text:style-name="P5"/>
      <text:p text:style-name="P5">void * my_thread (void * arg) {</text:p>
      <text:p text:style-name="P5"><text:tab/>printf("Hello from thread\n");</text:p>
      <text:p text:style-name="P5"><text:tab/>return (void *)42;</text:p>
      <text:p text:style-name="P5">}</text:p>
      <text:p text:style-name="P5"/>
      <text:p text:style-name="P5">int main() {</text:p>
      <text:p text:style-name="P5"><text:tab/>pthread_t t;//струкрутрка чтобы узнавать инфу о треде</text:p>
      <text:p text:style-name="P5"><text:tab/>void * retval;</text:p>
      <text:p text:style-name="P5"><text:tab/>int ret = pthread_create( &amp;t, 0, my_thread, <text:s/>0);</text:p>
      <text:p text:style-name="P5"><text:tab/>pthread_join( t, &amp;retval );</text:p>
      <text:p text:style-name="P5"><text:tab/>printf("retval: %p\n", retval);</text:p>
      <text:p text:style-name="P5"><text:tab/>return 0;</text:p>
      <text:p text:style-name="P5">}</text:p>
      <text:p text:style-name="P5">______________________________________________________-</text:p>
      <text:p text:style-name="P5"/>
      <text:p text:style-name="P5"/>
      <text:p text:style-name="P5">#include &lt;stdio.h&gt;</text:p>
      <text:p text:style-name="P5">#include &lt;pthread.h&gt;</text:p>
      <text:p text:style-name="P5">#include &lt;unistd.h&gt;</text:p>
      <text:p text:style-name="P5">#include &lt;stdlib.h&gt;</text:p>
      <text:p text:style-name="P5"/>
      <text:p text:style-name="P5">double function (double x) {<text:tab/></text:p>
      <text:p text:style-name="P5"><text:tab/>return x;</text:p>
      <text:p text:style-name="P5">}</text:p>
      <text:p text:style-name="P5"/>
      <text:p text:style-name="P5">struct Task {</text:p>
      <text:p text:style-name="P5"><text:tab/>double from;</text:p>
      <text:p text:style-name="P5"><text:tab/>double to;</text:p>
      <text:p text:style-name="P5"><text:tab/>int n;</text:p>
      <text:p text:style-name="P5"><text:tab/>pthread_t t;</text:p>
      <text:p text:style-name="P5">};</text:p>
      <text:p text:style-name="P5"/>
      <text:p text:style-name="P5">void * my_thread (void * arg) {</text:p>
      <text:p text:style-name="P5"><text:tab/>printf("Hello from thread\n");</text:p>
      <text:p text:style-name="P5"><text:soft-page-break/><text:tab/></text:p>
      <text:p text:style-name="P5"><text:tab/>struct Task *t = (struct Task *) arg;</text:p>
      <text:p text:style-name="P5"><text:tab/>printf("Partial integrating: %f, %f\n", t-&gt;from, t-&gt;to); <text:s/></text:p>
      <text:p text:style-name="P5"><text:tab/></text:p>
      <text:p text:style-name="P5"><text:tab/>return 0;</text:p>
      <text:p text:style-name="P5">}</text:p>
      <text:p text:style-name="P5"/>
      <text:p text:style-name="P5">int main(int argc, char ** argv) {</text:p>
      <text:p text:style-name="P5"><text:tab/>pthread_t t;//струкрутрка чтобы узнавать инфу о треде</text:p>
      <text:p text:style-name="P5"><text:tab/>void * retval;</text:p>
      <text:p text:style-name="P5"><text:tab/>double from, to;</text:p>
      <text:p text:style-name="P5"><text:tab/>struct Task *tasks;</text:p>
      <text:p text:style-name="P5"><text:tab/>int i;</text:p>
      <text:p text:style-name="P5"><text:tab/>double delta;</text:p>
      <text:p text:style-name="P5"><text:tab/>sscanf(argv[1], "%lf", &amp;from);</text:p>
      <text:p text:style-name="P5"><text:tab/>sscanf(argv[2], "%lf", &amp;to);</text:p>
      <text:p text:style-name="P5"><text:tab/></text:p>
      <text:p text:style-name="P5"><text:tab/>int numCPU = sysconf(_SC_NPROCESSORS_ONLN);</text:p>
      <text:p text:style-name="P5"><text:tab/></text:p>
      <text:p text:style-name="P5"><text:tab/>printf("Interval : %lf, %lf\nnumCPU %d\n", from, to, numCPU);</text:p>
      <text:p text:style-name="P5"><text:tab/></text:p>
      <text:p text:style-name="P5"><text:tab/></text:p>
      <text:p text:style-name="P5"><text:tab/>tasks = malloc(sizeof(struct Task)*numCPU);</text:p>
      <text:p text:style-name="P5"><text:tab/></text:p>
      <text:p text:style-name="P5"><text:tab/>delta = (to-from)/numCPU;</text:p>
      <text:p text:style-name="P5"><text:tab/></text:p>
      <text:p text:style-name="P5"><text:tab/>for (i = 0; i &lt; numCPU; i++) {</text:p>
      <text:p text:style-name="P5"><text:tab/><text:tab/>tasks[i].from = from + delta*i;</text:p>
      <text:p text:style-name="P5"><text:tab/><text:tab/>tasks[i].to = tasks[i].from + delta;</text:p>
      <text:p text:style-name="P5"><text:tab/><text:tab/>pthread_create( &amp;tasks[i].t, 0, my_thread, (void *)(tasks+i));</text:p>
      <text:p text:style-name="P5"><text:tab/>}</text:p>
      <text:p text:style-name="P5"><text:tab/></text:p>
      <text:p text:style-name="P5"><text:tab/>for (i = 0; i &lt; numCPU; i++) {</text:p>
      <text:p text:style-name="P5"><text:tab/><text:tab/>pthread_join( tasks[i].t, &amp;retval);</text:p>
      <text:p text:style-name="P5"><text:tab/>}</text:p>
      <text:p text:style-name="P5"><text:tab/></text:p>
      <text:p text:style-name="P5"><text:tab/>printf("retval: %p\n", retval);</text:p>
      <text:p text:style-name="P5"><text:tab/>return 0;</text:p>
      <text:p text:style-name="P5">}</text:p>
      <text:p text:style-name="P5"/>
      <text:p text:style-name="P5"/>
      <text:p text:style-name="P6">На след занятие — синхронизация потоков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19.11.16</text:p>
      <text:p text:style-name="P7"/>
      <text:p text:style-name="P7">#include &lt;pthread.h&gt;</text:p>
      <text:p text:style-name="P7"/>
      <text:p text:style-name="P7">int var = 0;</text:p>
      <text:p text:style-name="P7"/>
      <text:p text:style-name="P7">void* add(void *arg) {</text:p>
      <text:p text:style-name="P7"><text:tab/>int i;</text:p>
      <text:p text:style-name="P7"><text:tab/>for (i = 0; i &lt; 100000; i++) {</text:p>
      <text:p text:style-name="P7"><text:tab/><text:tab/>var++;<text:tab/></text:p>
      <text:p text:style-name="P7"><text:tab/>}</text:p>
      <text:p text:style-name="P7">}</text:p>
      <text:p text:style-name="P7">void* sub(void *arg) {</text:p>
      <text:p text:style-name="P7"><text:tab/>int i;</text:p>
      <text:p text:style-name="P7"><text:tab/>for (i = 0; i &lt; 100000; i++) {</text:p>
      <text:p text:style-name="P7"><text:tab/><text:tab/>var--;<text:tab/></text:p>
      <text:p text:style-name="P7"><text:tab/>}</text:p>
      <text:p text:style-name="P7">}</text:p>
      <text:p text:style-name="P7"/>
      <text:p text:style-name="P7">int main() {</text:p>
      <text:p text:style-name="P7"><text:tab/>pthread_t t[2];</text:p>
      <text:p text:style-name="P7"><text:tab/>pthread_create( &amp;t[0], 0, <text:s/>add, 0);</text:p>
      <text:p text:style-name="P7"><text:tab/>pthread_create( &amp;t[1], 0, sub, 0);</text:p>
      <text:p text:style-name="P7"/>
      <text:p text:style-name="P7"><text:tab/>pthread_join( t[0], 0);</text:p>
      <text:p text:style-name="P7"><text:tab/>pthread_join( t[1], 0);</text:p>
      <text:p text:style-name="P7"/>
      <text:p text:style-name="P7">/* Вот так все хорошо будет (а если как выше, то рандомные числа</text:p>
      <text:p text:style-name="P7">pthread_create( &amp;t[0], 0, <text:s/>add, 0);</text:p>
      <text:p text:style-name="P7">pthread_join( t[0], 0);</text:p>
      <text:p text:style-name="P7"/>
      <text:p text:style-name="P7"><text:tab/>pthread_create( &amp;t[1], 0, sub, 0);</text:p>
      <text:p text:style-name="P7"><text:tab/>pthread_join( t[1], 0);</text:p>
      <text:p text:style-name="P7"/>
      <text:p text:style-name="P7">*/</text:p>
      <text:p text:style-name="P7"/>
      <text:p text:style-name="P7"><text:tab/>printf(«val: %d\n», var);</text:p>
      <text:p text:style-name="P7"><text:tab/></text:p>
      <text:p text:style-name="P7"><text:tab/></text:p>
      <text:p text:style-name="P7"><text:tab/>return 0;</text:p>
      <text:p text:style-name="P7">}</text:p>
      <text:p text:style-name="P7"/>
      <text:p text:style-name="P7">gcc -lpthread progc.c <text:s text:c="2"/>-компилим </text:p>
      <text:p text:style-name="P7"/>
      <text:p text:style-name="P7"/>
      <text:p text:style-name="P7"/>
      <text:p text:style-name="P7"/>
      <text:p text:style-name="P8">#include &lt;pthread.h&gt;</text:p>
      <text:p text:style-name="P8"/>
      <text:p text:style-name="P8">int var = 0;</text:p>
      <text:p text:style-name="P12">pthread_mutex_t var_guard = PTHREAD_MUTEXM_INITIALIZER</text:p>
      <text:p text:style-name="P8"/>
      <text:p text:style-name="P8"><text:soft-page-break/>void* add(void *arg) {</text:p>
      <text:p text:style-name="P8"><text:tab/>int i;</text:p>
      <text:p text:style-name="P8"><text:tab/>for (i = 0; i &lt; 100000; i++) {</text:p>
      <text:p text:style-name="P8"><text:tab/><text:tab/><text:span text:style-name="T3">pthread_mutex_lock( &amp;var_guard);</text:span></text:p>
      <text:p text:style-name="P8"><text:tab/><text:tab/>var++;<text:tab/></text:p>
      <text:p text:style-name="P8"><text:tab/><text:tab/><text:span text:style-name="T3">pthread_mutex_unlock( &amp;var_guard);</text:span></text:p>
      <text:p text:style-name="P8"><text:tab/>}</text:p>
      <text:p text:style-name="P8">}</text:p>
      <text:p text:style-name="P8">void* sub(void *arg) {</text:p>
      <text:p text:style-name="P8"><text:tab/>int i;</text:p>
      <text:p text:style-name="P8"><text:tab/>for (i = 0; i &lt; 100000; i++) {</text:p>
      <text:p text:style-name="P8"><text:tab/><text:tab/></text:p>
      <text:p text:style-name="P8"><text:tab/><text:tab/><text:span text:style-name="T3">pthread_mutex_lock( &amp;var_guard); //блокировка довольно дорогая операция, много времени нужно</text:span></text:p>
      <text:p text:style-name="P8"><text:tab/><text:tab/>var--;<text:tab/></text:p>
      <text:p text:style-name="P8"><text:tab/><text:tab/><text:span text:style-name="T3">pthread_mutex_unlock( &amp;var_guard);</text:span><text:tab/></text:p>
      <text:p text:style-name="P8"><text:tab/>}</text:p>
      <text:p text:style-name="P8">}</text:p>
      <text:p text:style-name="P8"/>
      <text:p text:style-name="P8">int main() {</text:p>
      <text:p text:style-name="P8"><text:tab/>pthread_t t[2];</text:p>
      <text:p text:style-name="P8"><text:tab/>pthread_create( &amp;t[0], 0, <text:s/>add, 0);</text:p>
      <text:p text:style-name="P8"><text:tab/>pthread_create( &amp;t[1], 0, sub, 0);</text:p>
      <text:p text:style-name="P8"/>
      <text:p text:style-name="P8"><text:tab/>pthread_join( t[0], 0);</text:p>
      <text:p text:style-name="P8"><text:tab/>pthread_join( t[1], 0);</text:p>
      <text:p text:style-name="P8"/>
      <text:p text:style-name="P8"><text:tab/>printf(«val: %d\n», var);</text:p>
      <text:p text:style-name="P8"><text:tab/></text:p>
      <text:p text:style-name="P8"><text:tab/></text:p>
      <text:p text:style-name="P8"><text:tab/>return 0;</text:p>
      <text:p text:style-name="P8">}</text:p>
      <text:p text:style-name="P8"/>
      <text:p text:style-name="P8">//<text:span text:style-name="T3">часто обращаться к глобальным рез-там — плохо. Лучше было бы при +100000 делать это в копию, потом копию записывать обратно </text:span></text:p>
      <text:p text:style-name="P8"/>
      <text:p text:style-name="P12">Иногда надо чтобы треды обменивались инфой </text:p>
      <text:p text:style-name="P15">Хороший подход — conditon variable</text:p>
      <text:p text:style-name="P15"/>
      <text:p text:style-name="P9">#include &lt;pthread.h&gt;</text:p>
      <text:p text:style-name="P15">#include &lt;string.h&gt;</text:p>
      <text:p text:style-name="P18">#include &lt;stdlib.h&gt;</text:p>
      <text:p text:style-name="P15">#define QLEN 10</text:p>
      <text:p text:style-name="P9"/>
      <text:p text:style-name="P9">int var = 0;</text:p>
      <text:p text:style-name="P13">pthread_mutex_t <text:span text:style-name="T5">queue</text:span>_guard = PTHREAD_MUTEXM_INITIALIZER</text:p>
      <text:p text:style-name="P13"/>
      <text:p text:style-name="P13"/>
      <text:p text:style-name="P15">int queue[QLEN];</text:p>
      <text:p text:style-name="P15">itn qsize = 0;</text:p>
      <text:p text:style-name="P15"/>
      <text:p text:style-name="P15">int get() {</text:p>
      <text:p text:style-name="P16"><text:soft-page-break/><text:span text:style-name="T5">again:</text:span><text:tab/></text:p>
      <text:p text:style-name="P16"><text:span text:style-name="T5"><text:tab/>pthread_mutex_lock(&amp;queue_guard);</text:span></text:p>
      <text:p text:style-name="P15"><text:tab/><text:span text:style-name="T5">if (qsize != 0) {</text:span></text:p>
      <text:p text:style-name="P15"><text:tab/>int ret = queue[0];</text:p>
      <text:p text:style-name="P15"><text:tab/>qsize--;</text:p>
      <text:p text:style-name="P15"><text:tab/>memmove(queue, queue+1, sizeof(int)*qsize); //сдвинули очередь</text:p>
      <text:p text:style-name="P16"><text:span text:style-name="T5"><text:tab/>pthread_mutex_unlock(&amp;queue_guard);</text:span></text:p>
      <text:p text:style-name="P15"><text:tab/>return ret;</text:p>
      <text:p text:style-name="P18"><text:tab/>}</text:p>
      <text:p text:style-name="P16"><text:span text:style-name="T5">pthread_mutex_unlock(&amp;queue_guard);</text:span></text:p>
      <text:p text:style-name="P18">rsleep(1);</text:p>
      <text:p text:style-name="P18">goto again;</text:p>
      <text:p text:style-name="P15"/>
      <text:p text:style-name="P15">}</text:p>
      <text:p text:style-name="P15"/>
      <text:p text:style-name="P15">void put(int num) <text:s/>{</text:p>
      <text:p text:style-name="P18">again_put:</text:p>
      <text:p text:style-name="P16"><text:tab/><text:span text:style-name="T5">pthread_mutex_lock(&amp;queue_guard);</text:span></text:p>
      <text:p text:style-name="P16"><text:tab/><text:span text:style-name="T5">if (qsize &lt; QLEN) {</text:span></text:p>
      <text:p text:style-name="P15"><text:tab/>queue[qsize] = num ;</text:p>
      <text:p text:style-name="P15"><text:tab/>qsize++;</text:p>
      <text:p text:style-name="P16"><text:span text:style-name="T5"><text:tab/>pthread_mutex_unlock(&amp;queue_guard);</text:span></text:p>
      <text:p text:style-name="P18"><text:tab/>return;</text:p>
      <text:p text:style-name="P15"><text:tab/><text:span text:style-name="T5">}</text:span></text:p>
      <text:p text:style-name="P16"><text:tab/><text:span text:style-name="T5">pthread_mutex_unlock(&amp;queue_guard);</text:span></text:p>
      <text:p text:style-name="P16"><text:tab/><text:span text:style-name="T5">sleep(1); //можно поубирать везде слипы — будет мгновенно, но перегруженно </text:span></text:p>
      <text:p text:style-name="P16"><text:tab/><text:span text:style-name="T5">goto again_put;</text:span></text:p>
      <text:p text:style-name="P15">}</text:p>
      <text:p text:style-name="P9"/>
      <text:p text:style-name="P9">void* <text:span text:style-name="T4">producer</text:span>(void *arg) {</text:p>
      <text:p text:style-name="P10"><text:tab/><text:span text:style-name="T5">int n;</text:span></text:p>
      <text:p text:style-name="P10"><text:span text:style-name="T5"><text:tab/>while(1) {</text:span></text:p>
      <text:p text:style-name="P10"><text:tab/><text:tab/><text:span text:style-name="T5">n = rand()%20;</text:span></text:p>
      <text:p text:style-name="P10"><text:tab/><text:tab/><text:span text:style-name="T5">printf( «produced: %d\n», n);</text:span></text:p>
      <text:p text:style-name="P10"><text:tab/><text:tab/><text:span text:style-name="T5">put(n);</text:span><text:tab/></text:p>
      <text:p text:style-name="P9"><text:tab/><text:span text:style-name="T5">}</text:span></text:p>
      <text:p text:style-name="P9">}</text:p>
      <text:p text:style-name="P9">void* <text:span text:style-name="T4">consumer</text:span>(void *arg) {</text:p>
      <text:p text:style-name="P9"><text:tab/><text:span text:style-name="T5">int n;</text:span></text:p>
      <text:p text:style-name="P9"><text:tab/><text:span text:style-name="T5">while (1) {</text:span></text:p>
      <text:p text:style-name="P9"><text:tab/><text:tab/><text:span text:style-name="T5">n = get();</text:span></text:p>
      <text:p text:style-name="P9"><text:tab/><text:tab/><text:span text:style-name="T5">printf(«condumed: %d^2\n», n*n)</text:span></text:p>
      <text:p text:style-name="P9"><text:tab/><text:span text:style-name="T5">}</text:span></text:p>
      <text:p text:style-name="P9">}</text:p>
      <text:p text:style-name="P9"/>
      <text:p text:style-name="P9">int main() {</text:p>
      <text:p text:style-name="P9"><text:tab/>pthread_t t[2];</text:p>
      <text:p text:style-name="P9"><text:tab/>pthread_create( &amp;t[0], 0, <text:s/><text:span text:style-name="T4">producer</text:span>, 0);</text:p>
      <text:p text:style-name="P9"><text:tab/>pthread_create( &amp;t[1], 0, <text:span text:style-name="T4">consumer</text:span>, 0);</text:p>
      <text:p text:style-name="P9"/>
      <text:p text:style-name="P9"><text:tab/>pthread_join( t[0], 0);</text:p>
      <text:p text:style-name="P9"><text:tab/>pthread_join( t[1], 0);</text:p>
      <text:p text:style-name="P9"><text:soft-page-break/></text:p>
      <text:p text:style-name="P9"><text:tab/>printf(«val: %d\n», var);</text:p>
      <text:p text:style-name="P9"><text:tab/></text:p>
      <text:p text:style-name="P9"><text:tab/></text:p>
      <text:p text:style-name="P9"><text:tab/>return 0;</text:p>
      <text:p text:style-name="P24">}</text:p>
      <text:p text:style-name="P9"/>
      <text:p text:style-name="P9"/>
      <text:p text:style-name="P9">//<text:span text:style-name="T6">теперь с условиями </text:span></text:p>
      <text:p text:style-name="P9"/>
      <text:p text:style-name="P9"/>
      <text:p text:style-name="P11">#include &lt;pthread.h&gt;</text:p>
      <text:p text:style-name="P17">#include &lt;string.h&gt;</text:p>
      <text:p text:style-name="P19">#include &lt;stdlib.h&gt;</text:p>
      <text:p text:style-name="P17">#define QLEN 10</text:p>
      <text:p text:style-name="P11"/>
      <text:p text:style-name="P11">int var = 0;</text:p>
      <text:p text:style-name="P14">pthread_mutex_t <text:span text:style-name="T5">queue</text:span>_guard = PTHREAD_MUTEX_INITIALIZER;</text:p>
      <text:p text:style-name="P14"/>
      <text:p text:style-name="P14">//<text:span text:style-name="T6">вот тут условия</text:span></text:p>
      <text:p text:style-name="P20">pthread_cond_t value_ready = PTHREAD_COND_INITIALIZER;</text:p>
      <text:p text:style-name="P20">pthread_cond_t value_ready = PTHREAD_COND_INITIALIZER;</text:p>
      <text:p text:style-name="P14"/>
      <text:p text:style-name="P17">int queue[QLEN];</text:p>
      <text:p text:style-name="P17">itn qsize = 0;</text:p>
      <text:p text:style-name="P20">space_available</text:p>
      <text:p text:style-name="P17">int get() {</text:p>
      <text:p text:style-name="P17"/>
      <text:p text:style-name="P17"><text:tab/><text:span text:style-name="T5">pthread_mutex_lock(&amp;queue_guard);</text:span></text:p>
      <text:p text:style-name="P17"><text:tab/><text:span text:style-name="T6">while (qsize == 0) {</text:span></text:p>
      <text:p text:style-name="P17"><text:tab/><text:tab/><text:span text:style-name="T6">pthread_cond_wait(&amp;value_ready, &amp;queue_guard); // ожидаем условия value_ready</text:span></text:p>
      <text:p text:style-name="P17"><text:tab/><text:span text:style-name="T6">}</text:span></text:p>
      <text:p text:style-name="P17"/>
      <text:p text:style-name="P17"><text:tab/>int ret = queue[0];</text:p>
      <text:p text:style-name="P17"><text:tab/>qsize--;</text:p>
      <text:p text:style-name="P17"><text:tab/>memmove(queue, queue+1, sizeof(int)*qsize); //сдвинули очередь</text:p>
      <text:p text:style-name="P17"/>
      <text:p text:style-name="P17"><text:tab/><text:span text:style-name="T6">pthread_cond_broadcast(</text:span><text:tab/><text:span text:style-name="T6">&amp;space_available); // сигналим в противоположную переменную</text:span></text:p>
      <text:p text:style-name="P17"><text:span text:style-name="T5"><text:tab/>pthread_mutex_unlock(&amp;queue_guard);</text:span></text:p>
      <text:p text:style-name="P17"/>
      <text:p text:style-name="P17"><text:tab/>return ret;</text:p>
      <text:p text:style-name="P17">}</text:p>
      <text:p text:style-name="P17"/>
      <text:p text:style-name="P17">void put(int num) <text:s/>{</text:p>
      <text:p text:style-name="P19">again_put:</text:p>
      <text:p text:style-name="P17"><text:tab/><text:span text:style-name="T5">pthread_mutex_lock(&amp;queue_guard);</text:span></text:p>
      <text:p text:style-name="P17"><text:span text:style-name="T6"><text:tab/>while (qsize == QLEN) {</text:span></text:p>
      <text:p text:style-name="P17"><text:tab/><text:tab/><text:span text:style-name="T6">pthread_cond_wait(&amp;space_available, &amp;queue_guard); // ожидаем условия</text:span></text:p>
      <text:p text:style-name="P17"><text:tab/><text:tab/>//<text:span text:style-name="T7">printf(«awaked\n»);</text:span></text:p>
      <text:p text:style-name="P17"><text:tab/><text:span text:style-name="T6">}</text:span></text:p>
      <text:p text:style-name="P17"/>
      <text:p text:style-name="P17"><text:soft-page-break/><text:tab/>queue[qsize] = num ;</text:p>
      <text:p text:style-name="P17"><text:tab/>qsize++;</text:p>
      <text:p text:style-name="P17"><text:span text:style-name="T6"><text:tab/>pthread_cond_broadcast(&amp;value_ready);</text:span></text:p>
      <text:p text:style-name="P17"><text:span text:style-name="T5"><text:tab/>pthread_mutex_unlock(&amp;queue_guard);</text:span></text:p>
      <text:p text:style-name="P17">}</text:p>
      <text:p text:style-name="P11"/>
      <text:p text:style-name="P11">void* <text:span text:style-name="T4">producer</text:span>(void *arg) {</text:p>
      <text:p text:style-name="P11"><text:tab/><text:span text:style-name="T5">int n;</text:span></text:p>
      <text:p text:style-name="P11"><text:span text:style-name="T5"><text:tab/>while(1) {</text:span></text:p>
      <text:p text:style-name="P11"><text:tab/><text:tab/><text:span text:style-name="T7">sleep(1);</text:span></text:p>
      <text:p text:style-name="P11"><text:tab/><text:tab/><text:span text:style-name="T5">n = rand()%20;</text:span></text:p>
      <text:p text:style-name="P11"><text:tab/><text:tab/><text:span text:style-name="T5">printf( «produced: %d\n», n);</text:span></text:p>
      <text:p text:style-name="P11"><text:tab/><text:tab/><text:span text:style-name="T5">put(n);</text:span><text:tab/></text:p>
      <text:p text:style-name="P11"><text:tab/><text:span text:style-name="T5">}</text:span></text:p>
      <text:p text:style-name="P11">}</text:p>
      <text:p text:style-name="P11">void* <text:span text:style-name="T4">consumer</text:span>(void *arg) {</text:p>
      <text:p text:style-name="P11"><text:tab/><text:span text:style-name="T5">int n;</text:span></text:p>
      <text:p text:style-name="P11"><text:tab/><text:span text:style-name="T5">while (1) {</text:span></text:p>
      <text:p text:style-name="P11"><text:tab/><text:tab/><text:span text:style-name="T5">n = get();</text:span></text:p>
      <text:p text:style-name="P11"><text:tab/><text:tab/><text:span text:style-name="T5">printf(«condumed: %d^2\n», n*n)</text:span></text:p>
      <text:p text:style-name="P11"><text:tab/><text:span text:style-name="T5">}</text:span></text:p>
      <text:p text:style-name="P11">}</text:p>
      <text:p text:style-name="P11"/>
      <text:p text:style-name="P11">int main() {</text:p>
      <text:p text:style-name="P11"><text:tab/>pthread_t t[2];</text:p>
      <text:p text:style-name="P11"><text:tab/>pthread_create( &amp;t[0], 0, <text:s/><text:span text:style-name="T4">producer</text:span>, 0);</text:p>
      <text:p text:style-name="P11"><text:tab/>pthread_create( &amp;t[1], 0, <text:span text:style-name="T4">consumer</text:span>, 0);</text:p>
      <text:p text:style-name="P11"/>
      <text:p text:style-name="P11"><text:tab/>pthread_join( t[0], 0);</text:p>
      <text:p text:style-name="P11"><text:tab/>pthread_join( t[1], 0);</text:p>
      <text:p text:style-name="P11"/>
      <text:p text:style-name="P11"><text:tab/>printf(«val: %d\n», var);</text:p>
      <text:p text:style-name="P11"><text:tab/></text:p>
      <text:p text:style-name="P11"><text:tab/></text:p>
      <text:p text:style-name="P11"><text:tab/>return 0;</text:p>
      <text:p text:style-name="P11">}</text:p>
      <text:p text:style-name="P11"/>
      <text:p text:style-name="P11"/>
      <text:p text:style-name="P21">broadcast нужно юзать когда продюсер сделал несколько значений за раз.</text:p>
      <text:p text:style-name="P21"/>
      <text:p text:style-name="P21"/>
      <text:p text:style-name="P22"><text:span text:style-name="T8">Задание</text:span> </text:p>
      <text:p text:style-name="P22"/>
      <text:p text:style-name="P22">Имея такую очередь придется мало прогать</text:p>
      <text:p text:style-name="P22"/>
      <text:p text:style-name="P22">Офис в котором работают клерки (NC). Они приходят и садятся за столы. Их работа — подготовить док и отправить его на сканирование. Каждый клерк должен подготовить ND документов. Т.е всего NC * ND документов. Каждый клерк делает док за TD. </text:p>
      <text:p text:style-name="P22"/>
      <text:p text:style-name="P22">Есть сканеры, которых NS и время сканирования TS (одного дока). И конвейер от клерков (один конвейер) к сканерам. =&gt; Очередь на конвейер у клерков и сканеров (Клерки и сканеры ждут своей очереди на конвейер) (конвейер вмещает L доков)</text:p>
      <text:p text:style-name="P22"><text:soft-page-break/></text:p>
      <text:p text:style-name="P22">Программа должна на каждый клерк и сканер запустить по треду. Подготовить документ — документ это 16ричное число 0xНомерКлеркаНомерДока (например 2 клерк 5 док — 0x0205)</text:p>
      <text:p text:style-name="P22"/>
      <text:p text:style-name="P22"/>
      <text:p text:style-name="P23"/>
      <text:p text:style-name="P22">Когда док готов — пишем «док готов»</text:p>
      <text:p text:style-name="P22">Когда отсканирован — пишем «док отсканирован»</text:p>
      <text:p text:style-name="P22">Программа должна закончится, когда последний клерк уходит домой — т. е. отправил док на сканер </text:p>
      <text:p text:style-name="P22"/>
      <text:p text:style-name="P22">(У сканера бесконечный цикл<text:span text:style-name="T9">)</text:span></text:p>
      <text:p text:style-name="P22">параметры передаются в командной строке NC ND TD NS TS L в таком порядке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20:08:09.641041938</meta:creation-date>
    <dc:date>2016-11-19T19:13:47.386969839</dc:date>
    <meta:editing-duration>PT2H21M5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8" meta:paragraph-count="279" meta:word-count="946" meta:character-count="6707" meta:non-whitespace-character-count="5786"/>
  </office:meta>
</office:document-meta>
</file>